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8c45" officeooo:paragraph-rsid="001c8c45"/>
    </style:style>
    <style:style style:name="P2" style:family="paragraph" style:parent-style-name="Standard">
      <style:paragraph-properties fo:text-align="center" style:justify-single-word="false"/>
      <style:text-properties officeooo:rsid="001e3a41" officeooo:paragraph-rsid="001e3a41"/>
    </style:style>
    <style:style style:name="P3" style:family="paragraph" style:parent-style-name="Standard">
      <style:paragraph-properties fo:text-align="center" style:justify-single-word="false"/>
      <style:text-properties officeooo:rsid="001fa3b5" officeooo:paragraph-rsid="001fa3b5"/>
    </style:style>
    <style:style style:name="P4" style:family="paragraph" style:parent-style-name="Standard">
      <style:paragraph-properties fo:text-align="center" style:justify-single-word="false"/>
      <style:text-properties officeooo:rsid="00213847" officeooo:paragraph-rsid="002138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ller Practico.</text:p>
      <text:p text:style-name="P1"><text:s/></text:p>
      <text:p text:style-name="P2">Holaaaaaaaaaaaa quiero </text:p>
      <text:p text:style-name="P2"/>
      <text:p text:style-name="P3">Holaaa deyby como estas</text:p>
      <text:p text:style-name="P3"/>
      <text:p text:style-name="P4">holaaa willl</text:p>
      <text:p text:style-name="P4"/>
      <text:p text:style-name="P1"/>
      <text:p text:style-name="P1">2.</text:p>
      <text:p text:style-name="P1"/>
      <text:p text:style-name="P1">3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7:45:07.866281240</meta:creation-date>
    <dc:date>2015-04-19T16:32:15.993558387</dc:date>
    <meta:editing-duration>PT20M38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7" meta:word-count="12" meta:character-count="79" meta:non-whitespace-character-count="71"/>
  </office:meta>
</office:document-meta>
</file>